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2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table:style-name="Default" office:value-type="string" calcext:value-type="string">
            <text:p>校对</text:p>
          </table:table-cell>
          <table:table-cell table:style-name="Default"/>
          <table:table-cell table:style-name="Default"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office:value-type="string" calcext:value-type="string">
            <text:p>YX_WH</text:p>
          </table:table-cell>
          <table:table-cell/>
          <table:table-cell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office:value-type="string" calcext:value-type="string">
            <text:p>YX_WH</text:p>
          </table:table-cell>
          <table:table-cell/>
          <table:table-cell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2月23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2015年5月9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2月10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2月18日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1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3月23日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2015年4月26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3月24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6月5日以前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6月5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5月1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5月2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5月15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r. Alice</text:p>
          </table:table-cell>
          <table:table-cell office:value-type="string" calcext:value-type="string">
            <text:p>2015年7月22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7月22日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5月4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8" table:default-cell-style-name="ce4"/>
        <table:table-column table:style-name="co1" table:default-cell-style-name="ce5"/>
        <table:table-column table:style-name="co1" table:default-cell-style-name="Default"/>
        <table:table-row table:style-name="ro1" table:number-rows-repeated="4">
          <table:table-cell table:style-name="Default" table:number-columns-repeated="9"/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Mr. Alice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04:35.551175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7-22T22:07:35.984564429</dc:date>
    <meta:editing-duration>P1DT12H26M57S</meta:editing-duration>
    <meta:editing-cycles>47</meta:editing-cycles>
    <meta:generator>LibreOffice/4.3.3.2$Linux_X86_64 LibreOffice_project/430m0$Build-2</meta:generator>
    <meta:document-statistic meta:table-count="2" meta:cell-count="185" meta:object-count="0"/>
  </office:meta>
</office:document-meta>
</file>